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Edwardian Script ITC" svg:font-family="Edwardian Script ITC" style:font-family-generic="script" style:font-pitch="variable" svg:panose-1="3 3 3 2 4 7 7 13 8 4"/>
    <style:font-face style:name="Akhbar MT" svg:font-family="Akhbar MT" style:font-family-generic="system" style:font-pitch="variable" svg:panose-1="0 0 0 0 0 0 0 0 0 0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Edwardian Script ITC" style:font-name-complex="Akhbar MT" fo:font-size="22pt" style:font-size-asian="22pt" style:font-size-complex="22pt"/>
    </style:style>
    <style:style style:name="P2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3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T4" style:parent-style-name="DefaultParagraphFont" style:family="text">
      <style:text-properties style:font-name="Edwardian Script ITC" style:font-name-complex="Akhbar MT" fo:font-size="22pt" style:font-size-asian="22pt" style:font-size-complex="22pt"/>
    </style:style>
    <style:style style:name="T5" style:parent-style-name="DefaultParagraphFont" style:family="text">
      <style:text-properties style:font-name="Edwardian Script ITC" style:font-name-complex="Akhbar MT" fo:color="#196B24" fo:font-size="22pt" style:font-size-asian="22pt" style:font-size-complex="22pt"/>
    </style:style>
    <style:style style:name="T6" style:parent-style-name="DefaultParagraphFont" style:family="text">
      <style:text-properties style:font-name="Edwardian Script ITC" style:font-name-complex="Akhbar MT" fo:font-size="22pt" style:font-size-asian="22pt" style:font-size-complex="22pt"/>
    </style:style>
    <style:style style:name="T7" style:parent-style-name="DefaultParagraphFont" style:family="text">
      <style:text-properties style:font-name="Edwardian Script ITC" style:font-name-complex="Akhbar MT" fo:font-size="22pt" style:font-size-asian="22pt" style:font-size-complex="22pt"/>
    </style:style>
    <style:style style:name="T8" style:parent-style-name="DefaultParagraphFont" style:family="text">
      <style:text-properties style:font-name="Edwardian Script ITC" style:font-name-complex="Akhbar MT" fo:font-size="22pt" style:font-size-asian="22pt" style:font-size-complex="22pt"/>
    </style:style>
    <style:style style:name="T9" style:parent-style-name="DefaultParagraphFont" style:family="text">
      <style:text-properties style:font-name="Edwardian Script ITC" style:font-name-complex="Akhbar MT" fo:font-size="22pt" style:font-size-asian="22pt" style:font-size-complex="22pt"/>
    </style:style>
    <style:style style:name="P10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11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12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13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14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15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16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17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18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19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20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21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22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23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24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25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26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27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28" style:parent-style-name="Normal" style:family="paragraph">
      <style:text-properties style:font-name="Edwardian Script ITC" style:font-name-complex="Akhbar MT" fo:font-size="22pt" style:font-size-asian="22pt" style:font-size-complex="22pt"/>
    </style:style>
    <style:style style:name="P29" style:parent-style-name="Normal" style:family="paragraph">
      <style:text-properties style:font-name="Edwardian Script ITC" style:font-name-complex="Akhbar MT" fo:font-size="22pt" style:font-size-asian="22pt" style:font-size-complex="22pt"/>
    </style:style>
  </office:automatic-styles>
  <office:body>
    <office:text text:use-soft-page-breaks="true">
      <text:p text:style-name="P1">Continuazione del Funnel Marketing<text:s/></text:p>
      <text:p text:style-name="P2">Awareness<text:s/></text:p>
      <text:p text:style-name="P3">Utilizzerei social media come Instagram per fare dei reel <text:s/>attraenti<text:s/>per cattivare l`attenzione<text:s/>, Facebook<text:s/><text:s/>per il fatto che sia già una community e può <text:s/>creare interesse<text:s/><text:s/>, L`ottimizzazione del SEO per avere un piacevole scorrimento del sito e senza difficolta , Podcast che potrebbe essere ascoltato su Spotify o altre piattaforme . E magari pure offline come fiere , eventi di settore .<text:s/></text:p>
      <text:p text:style-name="Normal"><text:span text:style-name="T4">Per il mio brand <text:s/></text:span><text:span text:style-name="T5">Vintage Cars <text:s/></text:span><text:span text:style-name="T6">vorrei creare una campagna di awareness molto corta , diciamo per creare interesse e più che altro curiosità</text:span><text:span text:style-name="T7"><text:s/>, e concentrata ,<text:s/></text:span><text:span text:style-name="T8"><text:s/>utilizzerei radio o per avere una visualizzazione che può essere<text:s/></text:span><text:span text:style-name="T9">più effettua i social media . Magari di avere la opportunità di andare nelle fiere o eventi di settore per presentare una delle macchine nella sua bellezza davanti al potenziale cliente.<text:s/></text:span></text:p>
      <text:p text:style-name="P10">Interest</text:p>
      <text:p text:style-name="P11">Per attirare e coinvolgere il target <text:s/>utilizzerei Email marketing per un invio di contenuti mirati per approfondire il valore del sito web <text:s/>che può guardare e visionare la macchina nel approfondita valorizzando ogni dettaglio , contenuti educativi e coinvolgenti riguardo allo nostro business . E nel caso offline ovviamente essendo presente diventa solo un piacere di guardare una delle nostre macchine<text:s/>.</text:p>
      <text:p text:style-name="P12">La mia strategia di creare interesse verso il nostro futuro cliente e di essere constante riguardo al email marketing con messagi molto chiari e non troppo<text:s/><text:soft-page-break/>lungi , straight to the point . Uguale in qualsiasi piattaforma io usassi , siamo molto impegnati ogni uno di noi , anche se c’è interesse , dal mio punto di vista deve essere breve , cattivante , senza annoiare nessuno .<text:s/></text:p>
      <text:p text:style-name="P13">Consideration</text:p>
      <text:p text:style-name="P14">Per farmi prendere in considerazione <text:s/>con il mio brand<text:s/><text:s/>vorrei puntare su testimonianze e recensioni e più importante casi di successo , dimostrare come il <text:s/>acquisto che e stato fatto da noi e semplicemente soddisfacente e più che altro serio .<text:s/></text:p>
      <text:p text:style-name="P15">Per eliminare ogni dubbio dei utenti<text:s/>possiamo dare la disponibilità del test drive nel negozio se il potenziale cliente ha la possibilità<text:s/>, e la opportunità di prendere un appuntamento per dare ogni risposta al dubbio che può avere .<text:s/></text:p>
      <text:p text:style-name="P16">Action</text:p>
      <text:p text:style-name="P17">Per rendere il acquisto semplice e fluido , ovviamente la chiarezza dei messagi , pulsanti ben visibili , semplificare il checkout come <text:s/>pochi passi per arrivare al acquisto ma ben definito , pagamento sicuro<text:s/>.</text:p>
      <text:p text:style-name="P18">Avere una customer support attivo , assistenza telefonica per rispondere a eventuali dubbi<text:s/><text:s/>, chatbot personalizzati e ben studiati .<text:s/><text:s/></text:p>
      <text:p text:style-name="P19">Loyalty</text:p>
      <text:p text:style-name="P20">Nel mio caso potrei utilizzare email post acquisto , una assistenza post vendita per garantire un supporto efficiente per problemi o domande .<text:s/>Creare gruppi su Facebook per diventare una community .<text:s/></text:p>
      <text:p text:style-name="P21"/>
      <text:soft-page-break/>
      <text:p text:style-name="P22">Advocacy<text:s/></text:p>
      <text:p text:style-name="P23">Utilizzerei community engagement incentivando il passaparola , esperienze esclusive come inviti a eventi per renderli speciali come clienti , anteprima di nuove macchine in arrivo disponibile di acquistare .<text:s/>Chiedere feedback e idee ai clienti per un coinvolgimento nella crescita del brand . E UgC <text:s/>e user – general content per condividere sui social le recensioni dei clienti soddisfatti del nostro brand e creare sicurezza per i potenziali e futuri acquirenti .<text:s/></text:p>
      <text:p text:style-name="P24"/>
      <text:p text:style-name="P25"/>
      <text:p text:style-name="P26"><text:s/></text:p>
      <text:p text:style-name="P27"/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Edwardian Script ITC" svg:font-family="Edwardian Script ITC" style:font-family-generic="script" style:font-pitch="variable" svg:panose-1="3 3 3 2 4 7 7 13 8 4"/>
    <style:font-face style:name="Akhbar MT" svg:font-family="Akhbar MT" style:font-family-generic="system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it" fo:country="I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cuta Ioana</meta:initial-creator>
    <dc:creator>Ancuta Ioana</dc:creator>
    <meta:creation-date>2025-03-09T17:47:00Z</meta:creation-date>
    <dc:date>2025-03-09T17:47:00Z</dc:date>
    <meta:template xlink:href="Normal" xlink:type="simple"/>
    <meta:editing-cycles>2</meta:editing-cycles>
    <meta:editing-duration>PT0S</meta:editing-duration>
    <meta:document-statistic meta:page-count="3" meta:paragraph-count="6" meta:word-count="475" meta:character-count="3180" meta:row-count="22" meta:non-whitespace-character-count="2711"/>
  </office:meta>
</office:document-meta>
</file>